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officeooo:paragraph-rsid="001a5161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paragraph-rsid="001a5161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8pt" officeooo:paragraph-rsid="001a5161" style:font-size-asian="18pt" style:font-size-complex="18pt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officeooo:paragraph-rsid="001a5161" style:font-size-asian="18pt" style:font-size-complex="18pt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fo:font-weight="bold" officeooo:rsid="001db4f6" officeooo:paragraph-rsid="001a5161" style:font-size-asian="18pt" style:font-weight-asian="bold" style:font-size-complex="18pt"/>
    </style:style>
    <style:style style:name="P6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officeooo:paragraph-rsid="001a5161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paragraph-rsid="001a5161"/>
    </style:style>
    <style:style style:name="P8" style:family="paragraph" style:parent-style-name="Standard">
      <style:text-properties fo:color="#000000" style:font-name="Times New Roman" officeooo:paragraph-rsid="001a5161"/>
    </style:style>
    <style:style style:name="P9" style:family="paragraph" style:parent-style-name="Standard">
      <style:text-properties style:font-name="Consolas"/>
    </style:style>
    <style:style style:name="P10" style:family="paragraph" style:parent-style-name="Standard">
      <style:paragraph-properties fo:margin-left="11.24cm" fo:margin-right="0cm" fo:text-indent="0cm" style:auto-text-indent="false"/>
      <style:text-properties fo:color="#000000" style:font-name="Times New Roman" officeooo:paragraph-rsid="001a5161"/>
    </style:style>
    <style:style style:name="P11" style:family="paragraph" style:parent-style-name="Standard">
      <style:paragraph-properties fo:margin-top="0cm" fo:margin-bottom="0cm" style:contextual-spacing="false"/>
      <style:text-properties style:font-name="Consolas" fo:font-size="12pt" fo:font-weight="normal" officeooo:rsid="003272e9" officeooo:paragraph-rsid="003272e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/>
      <style:text-properties style:font-name="Consolas" fo:font-size="10pt" fo:font-weight="normal" officeooo:rsid="0022da83" officeooo:paragraph-rsid="0022da83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Times New Roman" officeooo:rsid="0025760b" officeooo:paragraph-rsid="0025760b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Times New Roman" officeooo:rsid="002755dd" officeooo:paragraph-rsid="002755dd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Times New Roman" officeooo:rsid="00373ba6" officeooo:paragraph-rsid="00373ba6"/>
    </style:style>
    <style:style style:name="P16" style:family="paragraph" style:parent-style-name="Text_20_body">
      <style:paragraph-properties fo:margin-top="0cm" fo:margin-bottom="0cm" style:contextual-spacing="false"/>
      <style:text-properties fo:font-size="12pt" fo:font-weight="normal" officeooo:rsid="00201681" officeooo:paragraph-rsid="00201681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fo:font-size="12pt" fo:font-weight="normal" officeooo:rsid="002200b5" officeooo:paragraph-rsid="002200b5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fo:font-size="12pt" fo:font-weight="normal" officeooo:rsid="002ac066" officeooo:paragraph-rsid="002ac066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fo:font-size="12pt" fo:font-weight="normal" officeooo:rsid="003272e9" officeooo:paragraph-rsid="003272e9" style:font-size-asian="10.5pt" style:font-weight-asian="normal" style:font-size-complex="12pt" style:font-weight-complex="normal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fo:font-weight="bold" officeooo:paragraph-rsid="001a5161" style:font-size-asian="16pt" style:font-weight-asian="bold" style:font-size-complex="16pt"/>
    </style:style>
    <style:style style:name="P21" style:family="paragraph" style:parent-style-name="Standard">
      <style:text-properties fo:color="#000000" style:font-name="Consolas" fo:font-size="10pt" style:font-size-asian="10pt"/>
    </style:style>
    <style:style style:name="P22" style:family="paragraph" style:parent-style-name="Standard">
      <style:text-properties fo:color="#000000" style:font-name="Consolas" fo:font-size="10pt" style:font-size-asian="10pt" style:font-size-complex="10pt"/>
    </style:style>
    <style:style style:name="P23" style:family="paragraph" style:parent-style-name="Standard">
      <style:text-properties fo:color="#0000ff" style:font-name="Consolas" fo:font-size="10pt" style:font-size-asian="10pt" style:font-size-complex="10pt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Times New Roman" fo:font-size="12pt" fo:font-weight="normal" officeooo:rsid="0022da83" officeooo:paragraph-rsid="0022da83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Times New Roman" fo:font-size="12pt" fo:font-weight="normal" officeooo:rsid="0029f47f" officeooo:paragraph-rsid="0029f47f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Times New Roman" fo:font-size="12pt" fo:font-weight="normal" officeooo:rsid="002ac066" officeooo:paragraph-rsid="002ac066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Times New Roman" fo:font-size="12pt" fo:font-weight="normal" officeooo:rsid="00361500" officeooo:paragraph-rsid="003272e9" style:font-size-asian="10.5pt" style:font-weight-asian="normal" style:font-size-complex="12pt" style:font-weight-complex="normal"/>
    </style:style>
    <style:style style:name="P28" style:family="paragraph" style:parent-style-name="Heading_20_1">
      <style:paragraph-properties fo:margin-top="0cm" fo:margin-bottom="0.199cm" style:contextual-spacing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9" style:family="paragraph" style:parent-style-name="Heading_20_1" style:master-page-name="">
      <style:paragraph-properties fo:margin-top="0cm" fo:margin-bottom="0.199cm" style:contextual-spacing="false" style:page-number="auto" fo:break-before="page"/>
      <style:text-properties style:font-name="Times New Roman" fo:font-size="14pt" fo:font-weight="bold" officeooo:paragraph-rsid="0039ca52" style:font-size-asian="14pt" style:font-weight-asian="bold" style:font-size-complex="14pt" style:font-weight-complex="bold"/>
    </style:style>
    <style:style style:name="P30" style:family="paragraph" style:parent-style-name="Heading_20_1">
      <style:paragraph-properties fo:margin-top="0.199cm" fo:margin-bottom="0.199cm" style:contextual-spacing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1" style:family="paragraph" style:parent-style-name="Heading_20_1">
      <style:paragraph-properties fo:margin-top="0.199cm" fo:margin-bottom="0.199cm" style:contextual-spacing="false"/>
      <style:text-properties style:font-name="Times New Roman" fo:font-size="14pt" fo:font-weight="bold" officeooo:paragraph-rsid="0039ca52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officeooo:rsid="002de81a"/>
    </style:style>
    <style:style style:name="T3" style:family="text">
      <style:text-properties fo:font-weight="bold" officeooo:rsid="001a5161" style:font-weight-asian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2200b5"/>
    </style:style>
    <style:style style:name="T6" style:family="text">
      <style:text-properties style:font-name="Times New Roman" officeooo:rsid="0034bb17"/>
    </style:style>
    <style:style style:name="T7" style:family="text">
      <style:text-properties style:font-name="Times New Roman" officeooo:rsid="00361500"/>
    </style:style>
    <style:style style:name="T8" style:family="text">
      <style:text-properties fo:color="#0000ff"/>
    </style:style>
    <style:style style:name="T9" style:family="text">
      <style:text-properties fo:color="#000000"/>
    </style:style>
    <style:style style:name="T10" style:family="text">
      <style:text-properties officeooo:rsid="002755dd"/>
    </style:style>
    <style:style style:name="T11" style:family="text">
      <style:text-properties fo:color="#228b22" fo:font-size="10pt" style:font-size-asian="10pt"/>
    </style:style>
    <style:style style:name="T12" style:family="text">
      <style:text-properties fo:color="#228b22" fo:font-size="10pt" officeooo:rsid="003659c2" style:font-size-asian="10pt"/>
    </style:style>
    <style:style style:name="T13" style:family="text">
      <style:text-properties officeooo:rsid="00374c0e"/>
    </style:style>
    <style:style style:name="T14" style:family="text">
      <style:text-properties officeooo:rsid="00389695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ИНСТИТУТ ТРАНСПОРТА И СВЯЗИ</text:p>
      <text:p text:style-name="P2"/>
      <text:p text:style-name="P2"/>
      <text:p text:style-name="P1">ФАКУЛЬТЕТ КОМПЬЮТЕРНЫХ НАУК И ЭЛЕКТРО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Домашнее задание</text:p>
      <text:p text:style-name="P4">По дисциплине</text:p>
      <text:p text:style-name="P4">«<text:span text:style-name="T2">Численные методы</text:span>»</text:p>
      <text:p text:style-name="P6">Тема: <text:span text:style-name="T3">Задания для индивидуальной работы в среде Matlab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Студент: Виктор Выползов</text:p>
      <text:p text:style-name="P10">Группа: 4102<text:span text:style-name="T1">BD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1">Рига</text:p>
      <text:p text:style-name="P1">201<text:span text:style-name="T1">4</text:span> г.</text:p>
      <text:h text:style-name="P29" text:outline-level="1">Задание 1 <text:span text:style-name="T14">(V-1 — минимизировать функцию)</text:span></text:h>
      <text:p text:style-name="P16"><text:span text:style-name="T4">Минимизировать функцию: </text:span><text:span text:style-name="T4"><draw:frame draw:style-name="fr1" draw:name="Объект1" text:anchor-type="as-char" svg:y="-0.439cm" svg:width="8.446cm" svg:height="0.593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7"><text:span text:style-name="T5">Н</text:span><text:span text:style-name="T4">ачальное условие: </text:span><text:span text:style-name="T4"><draw:frame draw:style-name="fr1" draw:name="Объект2" text:anchor-type="as-char" svg:y="-0.377cm" svg:width="1.921cm" svg:height="0.533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h text:style-name="P28" text:outline-level="1">Решение</text:h>
      <text:p text:style-name="P24">Для минимизации функции без ограничений используется функция fminunc. Функцию которую необходимо минимизировать необходимо занести в файл fun1.m:</text:p>
      <text:p text:style-name="P12"/>
      <text:p text:style-name="P12"><text:span text:style-name="T8">function</text:span><text:span text:style-name="T9"> f = fun1(x)</text:span></text:p>
      <text:p text:style-name="P22"><text:s text:c="4"/>f = x(1)^2+x(2)^2+x(3)^2+4*exp(1)^(-x(1)^2-x(2)^2-x(3)^2)+6*x(1)*x(2)*x(3);</text:p>
      <text:p text:style-name="P23">end</text:p>
      <text:p text:style-name="P23"/>
      <text:p text:style-name="P13">И в командной строке matlab'а набрать команду: <text:bookmark-start text:name="__DdeLink__2768_1303180848"/>x = fminunc('fun1', <text:span text:style-name="T10">[1 2 1]</text:span>)<text:bookmark-end text:name="__DdeLink__2768_1303180848"/></text:p>
      <text:p text:style-name="P13">Результат: -<text:span text:style-name="T10">0.0000 1.1774 -0.0000</text:span></text:p>
      <text:p text:style-name="P14">Значение функции при x: 2.3863</text:p>
      <text:h text:style-name="P31" text:outline-level="1" text:restart-numbering="true" text:start-value="-1">Задание 2 <text:span text:style-name="T14">(VI-1 — методом линейного программирования решить транспортную задачу)</text:span></text:h>
      <text:p text:style-name="P25">Фирма взяла кредит в 600000$ на приобретение грузовиков трех типов стоимостью 10000$, 20000$ и 23000$ каждый , соответственно . Сколько грузовиков каждого типа необходимо приобрести фирме, чтобы получить наибольшую производительность труда в тонно-километрах в день, если известно, что для грузовика 1-го типа требуется один водитель в смену, максимальное число смен три и производительность работы 2100 тонно-километров в смену, для грузовика 2-го типа требуется два водителя в смену, максимальное число смен три и производительность работы 3600 тонно-километров в смену и для грузовика 3-го типа требуется два водителя в смену, максимальное число смен три и производительность работы 3780 тонно - километров в смену. Кроме того, число грузовиков не должно превышать 30, а число водителей 145.</text:p>
      <text:p text:style-name="P18"><text:span text:style-name="T4">Целевая функция: </text:span><text:span text:style-name="T4"><draw:frame draw:style-name="fr1" draw:name="Объект3" text:anchor-type="as-char" svg:y="-0.39cm" svg:width="12.534cm" svg:height="0.542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6">Ограничения: </text:p>
      <text:p text:style-name="P26"><draw:frame draw:style-name="fr1" draw:name="Объект4" text:anchor-type="as-char" svg:y="-1.141cm" svg:width="11.843cm" svg:height="2.198cm" draw:z-index="3"><draw:object xlink:href="./Object 4" xlink:type="simple" xlink:show="embed" xlink:actuate="onLoad"/><draw:image xlink:href="./ObjectReplacements/Object 4" xlink:type="simple" xlink:show="embed" xlink:actuate="onLoad"/></draw:frame></text:p>
      <text:h text:style-name="P30" text:outline-level="1">Решение</text:h>
      <text:p text:style-name="P19"><text:span text:style-name="T4">Для решения </text:span><text:span text:style-name="T6">транспортной задачи воспользуемся функцией linprog, так как задача была сведена к ней. </text:span><text:span text:style-name="T7">Создадим файл с следующими командами:</text:span></text:p>
      <text:p text:style-name="P27"/>
      <text:p text:style-name="P11"><text:span text:style-name="T11">% </text:span><text:span text:style-name="T12">целевая функция</text:span></text:p>
      <text:p text:style-name="P21">F=-[2100. 2100. 2100. 3600. 3600. 3600. 3780. 3780. 3780.]; </text:p>
      <text:p text:style-name="P9"><text:span text:style-name="T11">% </text:span><text:span text:style-name="T12">коэффициенты в ограничениях</text:span></text:p>
      <text:p text:style-name="P21">A=[10000 10000 10000 20000 20000 20000 23000 23000 23000; 1 1 1 1 1 1 1 1 1; 1 2 3 2 4 6 2 4 6]; </text:p>
      <text:p text:style-name="P9"><text:span text:style-name="T11">% </text:span><text:span text:style-name="T12">правые части в ограничениях</text:span></text:p>
      <text:p text:style-name="P21">B=[600000; 30; 145];</text:p>
      <text:p text:style-name="P21">lb = zeros(9, 1);</text:p>
      <text:p text:style-name="P21">x = linprog(F,A,B, [], [], lb)</text:p>
      <text:p text:style-name="Standard"/>
      <text:p text:style-name="P15"><text:soft-page-break/>Результат: x = [0 0 0 14.3297 8.0862 7.5840 0 0 0]</text:p>
      <text:p text:style-name="P15">Следовательно чтобы получить наибольшую производительность в тонно-километров необходимо купить 30 грузовиков 2-ого типа. <text:span text:style-name="T13">14 из них пустить в одну смену, 8 в две и еще 8 в три смен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6:25:40.292706254</meta:creation-date>
    <meta:generator>LibreOffice/4.2.7.2$Linux_X86_64 LibreOffice_project/420m0$Build-2</meta:generator>
    <dc:date>2015-01-14T21:53:11.642683926</dc:date>
    <meta:editing-duration>PT42M19S</meta:editing-duration>
    <meta:editing-cycles>36</meta:editing-cycles>
    <meta:document-statistic meta:table-count="0" meta:image-count="0" meta:object-count="4" meta:page-count="3" meta:paragraph-count="38" meta:word-count="339" meta:character-count="2280" meta:non-whitespace-character-count="196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sub>
                <mi>x</mi>
                <mn>3</mn>
              </msub>
            </mrow>
          </mrow>
          <mo fence="true" stretchy="false">)</mo>
        </mrow>
        <mo stretchy="false">=</mo>
        <mrow>
          <msubsup>
            <mi>x</mi>
            <mn>1</mn>
            <mn>4</mn>
          </msubsup>
          <mo stretchy="false">+</mo>
          <msubsup>
            <mi>x</mi>
            <mn>2</mn>
            <mn>4</mn>
          </msubsup>
          <mo stretchy="false">+</mo>
          <msubsup>
            <mi>x</mi>
            <mn>3</mn>
            <mn>4</mn>
          </msubsup>
          <mo stretchy="false">+</mo>
          <mrow>
            <mn>2</mn>
            <mo stretchy="false">∗</mo>
            <msubsup>
              <mi>x</mi>
              <mn>1</mn>
              <mn>2</mn>
            </msubsup>
            <mo stretchy="false">∗</mo>
            <msubsup>
              <mi>x</mi>
              <mn>2</mn>
              <mn>2</mn>
            </msubsup>
          </mrow>
        </mrow>
      </mrow>
      <mi>−</mi>
      <mrow>
        <mrow>
          <mn>4</mn>
          <mo stretchy="false">∗</mo>
          <msub>
            <mi>x</mi>
            <mn>1</mn>
          </msub>
          <mo stretchy="false">∗</mo>
          <msub>
            <mi>x</mi>
            <mn>3</mn>
          </msub>
        </mrow>
        <mo stretchy="false">+</mo>
        <mn>7</mn>
      </mrow>
    </mrow>
    <annotation encoding="StarMath 5.0">f(x_{1},x_{2},x_{3})=x_1^4+x_2^4+x_3^4+2*x_1^2*x_2^2−4*x_1*x_3+7</annotation>
  </semantics>
</math>
</file>

<file path=Object 2/content.xml><?xml version="1.0" encoding="utf-8"?>
<math xmlns="http://www.w3.org/1998/Math/MathML" display="block">
  <semantics>
    <mrow>
      <msub>
        <mi>x</mi>
        <mn>0</mn>
      </msub>
      <mo stretchy="false">=</mo>
      <mrow>
        <mo fence="true" stretchy="false">[</mo>
        <mrow>
          <mrow>
            <mn>1</mn>
            <mn>2</mn>
            <mn>1</mn>
          </mrow>
        </mrow>
        <mo fence="true" stretchy="false">]</mo>
      </mrow>
    </mrow>
    <annotation encoding="StarMath 5.0">x_0 = [1 2 1]</annotation>
  </semantics>
</math>
</file>

<file path=Object 3/content.xml><?xml version="1.0" encoding="utf-8"?>
<math xmlns="http://www.w3.org/1998/Math/MathML" display="block">
  <semantics>
    <mrow>
      <mrow>
        <mi>F</mi>
        <mo stretchy="false">=</mo>
        <mn>2100</mn>
      </mrow>
      <mrow>
        <mrow>
          <mo fence="true" stretchy="false">(</mo>
          <mrow>
            <mrow>
              <mrow>
                <msub>
                  <mi>a</mi>
                  <mn>1</mn>
                </msub>
                <mo stretchy="false">+</mo>
                <mn>2</mn>
              </mrow>
              <mrow>
                <msub>
                  <mi>a</mi>
                  <mn>2</mn>
                </msub>
                <mo stretchy="false">+</mo>
                <mn>3</mn>
              </mrow>
              <msub>
                <mi>a</mi>
                <mn>3</mn>
              </msub>
            </mrow>
          </mrow>
          <mo fence="true" stretchy="false">)</mo>
        </mrow>
        <mo stretchy="false">+</mo>
        <mn>3600</mn>
      </mrow>
      <mrow>
        <mrow>
          <mo fence="true" stretchy="false">(</mo>
          <mrow>
            <mrow>
              <mrow>
                <msub>
                  <mi>b</mi>
                  <mn>1</mn>
                </msub>
                <mo stretchy="false">+</mo>
                <mn>2</mn>
              </mrow>
              <mrow>
                <msub>
                  <mi>b</mi>
                  <mn>2</mn>
                </msub>
                <mo stretchy="false">+</mo>
                <mn>3</mn>
              </mrow>
              <msub>
                <mi>b</mi>
                <mn>3</mn>
              </msub>
            </mrow>
          </mrow>
          <mo fence="true" stretchy="false">)</mo>
        </mrow>
        <mo stretchy="false">+</mo>
        <mn>3780</mn>
      </mrow>
      <mrow>
        <mrow>
          <mo fence="true" stretchy="false">(</mo>
          <mrow>
            <mrow>
              <mrow>
                <msub>
                  <mi>c</mi>
                  <mn>1</mn>
                </msub>
                <mo stretchy="false">+</mo>
                <mn>2</mn>
              </mrow>
              <mrow>
                <msub>
                  <mi>c</mi>
                  <mn>2</mn>
                </msub>
                <mo stretchy="false">+</mo>
                <mn>3</mn>
              </mrow>
              <msub>
                <mi>c</mi>
                <mn>3</mn>
              </msub>
            </mrow>
          </mrow>
          <mo fence="true" stretchy="false">)</mo>
        </mrow>
        <mo stretchy="false">→</mo>
        <mi mathvariant="italic">max</mi>
      </mrow>
    </mrow>
    <annotation encoding="StarMath 5.0">F = 2100( a_1+2a_2+3a_3 )+3600( b_1+2b_2+3b_3 )+3780( c_1+2c_2+3c_3) toward max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n>10000</mn>
            <mrow>
              <mrow>
                <mo fence="true" stretchy="false">(</mo>
                <mrow>
                  <mrow>
                    <msub>
                      <mi>a</mi>
                      <mn>1</mn>
                    </msub>
                    <mo stretchy="false">+</mo>
                    <msub>
                      <mi>a</mi>
                      <mn>2</mn>
                    </msub>
                    <mo stretchy="false">+</mo>
                    <msub>
                      <mi>a</mi>
                      <mn>3</mn>
                    </msub>
                  </mrow>
                </mrow>
                <mo fence="true" stretchy="false">)</mo>
              </mrow>
              <mo stretchy="false">+</mo>
              <mn>20000</mn>
            </mrow>
            <mrow>
              <mrow>
                <mo fence="true" stretchy="false">(</mo>
                <mrow>
                  <mrow>
                    <msub>
                      <mi>b</mi>
                      <mn>1</mn>
                    </msub>
                    <mo stretchy="false">+</mo>
                    <msub>
                      <mi>b</mi>
                      <mn>2</mn>
                    </msub>
                    <mo stretchy="false">+</mo>
                    <msub>
                      <mi>b</mi>
                      <mn>3</mn>
                    </msub>
                  </mrow>
                </mrow>
                <mo fence="true" stretchy="false">)</mo>
              </mrow>
              <mo stretchy="false">+</mo>
              <mn>23000</mn>
            </mrow>
            <mrow>
              <mrow>
                <mo fence="true" stretchy="false">(</mo>
                <mrow>
                  <mrow>
                    <msub>
                      <mi>c</mi>
                      <mn>1</mn>
                    </msub>
                    <mo stretchy="false">+</mo>
                    <msub>
                      <mi>c</mi>
                      <mn>2</mn>
                    </msub>
                    <mo stretchy="false">+</mo>
                    <msub>
                      <mi>c</mi>
                      <mn>3</mn>
                    </msub>
                  </mrow>
                </mrow>
                <mo fence="true" stretchy="false">)</mo>
              </mrow>
              <mo stretchy="false">≤</mo>
              <mn>600000</mn>
            </mrow>
          </mrow>
        </mtd>
      </mtr>
      <mtr>
        <mtd columnalign="left">
          <mrow>
            <mrow>
              <msub>
                <mi>a</mi>
                <mn>1</mn>
              </msub>
              <mo stretchy="false">+</mo>
              <msub>
                <mi>a</mi>
                <mn>2</mn>
              </msub>
              <mo stretchy="false">+</mo>
              <msub>
                <mi>a</mi>
                <mn>3</mn>
              </msub>
              <mo stretchy="false">+</mo>
              <msub>
                <mi>b</mi>
                <mn>1</mn>
              </msub>
              <mo stretchy="false">+</mo>
              <msub>
                <mi>b</mi>
                <mn>2</mn>
              </msub>
              <mo stretchy="false">+</mo>
              <msub>
                <mi>b</mi>
                <mn>3</mn>
              </msub>
              <mo stretchy="false">+</mo>
              <msub>
                <mi>c</mi>
                <mn>1</mn>
              </msub>
              <mo stretchy="false">+</mo>
              <msub>
                <mi>c</mi>
                <mn>2</mn>
              </msub>
              <mo stretchy="false">+</mo>
              <msub>
                <mi>c</mi>
                <mn>3</mn>
              </msub>
            </mrow>
            <mo stretchy="false">≤</mo>
            <mn>3</mn>
          </mrow>
        </mtd>
      </mtr>
      <mtr>
        <mtd columnalign="left">
          <mrow>
            <mrow>
              <msub>
                <mi>a</mi>
                <mn>1</mn>
              </msub>
              <mo stretchy="false">+</mo>
              <mn>2</mn>
            </mrow>
            <mrow>
              <msub>
                <mi>a</mi>
                <mn>2</mn>
              </msub>
              <mo stretchy="false">+</mo>
              <mn>3</mn>
            </mrow>
            <mrow>
              <msub>
                <mi>a</mi>
                <mn>3</mn>
              </msub>
              <mo stretchy="false">+</mo>
              <mn>2</mn>
            </mrow>
            <mrow>
              <msub>
                <mi>b</mi>
                <mn>1</mn>
              </msub>
              <mo stretchy="false">+</mo>
              <mn>4</mn>
            </mrow>
            <mrow>
              <msub>
                <mi>b</mi>
                <mn>2</mn>
              </msub>
              <mo stretchy="false">+</mo>
              <mn>6</mn>
            </mrow>
            <mrow>
              <msub>
                <mi>b</mi>
                <mn>3</mn>
              </msub>
              <mo stretchy="false">+</mo>
              <mn>2</mn>
            </mrow>
            <mrow>
              <msub>
                <mi>c</mi>
                <mn>1</mn>
              </msub>
              <mo stretchy="false">+</mo>
              <mn>4</mn>
            </mrow>
            <mrow>
              <msub>
                <mi>c</mi>
                <mn>2</mn>
              </msub>
              <mo stretchy="false">+</mo>
              <mn>6</mn>
            </mrow>
            <mrow>
              <msub>
                <mi>c</mi>
                <mn>3</mn>
              </msub>
              <mo stretchy="false">≤</mo>
              <mn>145</mn>
            </mrow>
          </mrow>
        </mtd>
      </mtr>
      <mtr>
        <mtd columnalign="left">
          <mrow>
            <mrow>
              <msub>
                <mi>a</mi>
                <mn>1</mn>
              </msub>
              <mo stretchy="false">≥</mo>
              <mn>0</mn>
            </mrow>
            <mi>;</mi>
            <mspace width="2em"/>
            <mrow>
              <msub>
                <mi>a</mi>
                <mn>2</mn>
              </msub>
              <mo stretchy="false">≥</mo>
              <mn>0</mn>
            </mrow>
            <mspace width="2em"/>
            <mrow>
              <msub>
                <mi>a</mi>
                <mn>3</mn>
              </msub>
              <mo stretchy="false">≥</mo>
              <mn>0</mn>
            </mrow>
            <mi>;</mi>
            <mspace width="2em"/>
            <mrow>
              <msub>
                <mi>b</mi>
                <mn>1</mn>
              </msub>
              <mo stretchy="false">≥</mo>
              <mn>0</mn>
            </mrow>
            <mi>;</mi>
            <mspace width="2em"/>
            <mrow>
              <msub>
                <mi>b</mi>
                <mn>2</mn>
              </msub>
              <mo stretchy="false">≥</mo>
              <mn>0</mn>
            </mrow>
            <mi>;</mi>
            <mspace width="2em"/>
            <mrow>
              <msub>
                <mi>b</mi>
                <mn>3</mn>
              </msub>
              <mo stretchy="false">≥</mo>
              <mn>0</mn>
            </mrow>
            <mi>;</mi>
            <mspace width="2em"/>
            <mrow>
              <msub>
                <mi>c</mi>
                <mn>1</mn>
              </msub>
              <mo stretchy="false">≥</mo>
              <mn>0</mn>
            </mrow>
            <mi>;</mi>
            <mspace width="2em"/>
            <mrow>
              <msub>
                <mi>c</mi>
                <mn>2</mn>
              </msub>
              <mo stretchy="false">≥</mo>
              <mn>0</mn>
            </mrow>
            <mi>;</mi>
            <mspace width="2em"/>
            <mrow>
              <msub>
                <mi>c</mi>
                <mn>3</mn>
              </msub>
              <mo stretchy="false">≥</mo>
              <mn>0</mn>
            </mrow>
          </mrow>
        </mtd>
      </mtr>
    </mtable>
    <annotation encoding="StarMath 5.0">alignl{10000(a_1+a_2+a_3)+20000(b_1+b_2+b_3)+23000(c_1+c_2+c_3) &lt;= 600000} newline
alignl{a_1+a_2+a_3+b_1+b_2+b_3+c_1+c_2+c_3 &lt;= 3} newline
alignl{a_1+2a_2+3a_3+2b_1+4b_2+6b_3+2c_1+4c_2+6c_3 &lt;= 145} newline
alignl{a_1&gt;=0;~a_2&gt;=0~a_3&gt;=0;~b_1&gt;=0;~b_2&gt;=0;~b_3&gt;=0;~c_1&gt;=0;~c_2&gt;=0;~c_3&gt;=0}</annotation>
  </semantics>
</math>
</file>